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26" officeooo:paragraph-rsid="00160826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60826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160826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73239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18978b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73239" style:font-size-asian="9pt" style:font-weight-asian="bold" style:font-name-complex="Arial-BoldMT1" style:font-size-complex="9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8978b" style:font-size-asian="9pt" style:font-weight-asian="bold" style:font-name-complex="Arial-BoldMT1" style:font-size-complex="9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73239" style:font-size-asian="9pt" style:font-weight-asian="bold" style:font-name-complex="Arial-BoldMT1" style:font-size-complex="9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8978b" officeooo:paragraph-rsid="0018978b" style:font-size-asian="9pt" style:font-weight-asian="normal" style:font-name-complex="Arial-BoldMT1" style:font-size-complex="9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MT" fo:font-size="9pt" fo:font-weight="bold" officeooo:rsid="00160826" officeooo:paragraph-rsid="0018978b" style:font-size-asian="9pt" style:font-weight-asian="bold" style:font-name-complex="ArialMT1" style:font-size-complex="9pt" style:font-weight-complex="bold"/>
    </style:style>
    <style:style style:name="P11" style:family="paragraph" style:parent-style-name="Standard" style:list-style-name="L1">
      <style:paragraph-properties fo:margin-top="0cm" fo:margin-bottom="0cm" style:contextual-spacing="false" fo:line-height="100%"/>
      <style:text-properties officeooo:rsid="001d9706" officeooo:paragraph-rsid="001d2c2d"/>
    </style:style>
    <style:style style:name="P12" style:family="paragraph" style:parent-style-name="Standard" style:list-style-name="L1">
      <style:paragraph-properties fo:margin-top="0cm" fo:margin-bottom="0cm" style:contextual-spacing="false" fo:line-height="100%"/>
      <style:text-properties officeooo:rsid="002295fb" officeooo:paragraph-rsid="001d2c2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1d2c2d"/>
    </style:style>
    <style:style style:name="P14" style:family="paragraph" style:parent-style-name="Standard" style:list-style-name="L4">
      <style:paragraph-properties fo:margin-top="0cm" fo:margin-bottom="0cm" style:contextual-spacing="false" fo:line-height="100%"/>
      <style:text-properties officeooo:paragraph-rsid="001e6c9e"/>
    </style:style>
    <style:style style:name="P15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1e6c9e"/>
    </style:style>
    <style:style style:name="P16" style:family="paragraph" style:parent-style-name="Standard" style:list-style-name="L5">
      <style:paragraph-properties fo:margin-top="0cm" fo:margin-bottom="0cm" style:contextual-spacing="false" fo:line-height="100%"/>
      <style:text-properties officeooo:paragraph-rsid="001e6c9e"/>
    </style:style>
    <style:style style:name="P17" style:family="paragraph" style:parent-style-name="Standard" style:list-style-name="L6">
      <style:paragraph-properties fo:margin-top="0cm" fo:margin-bottom="0cm" style:contextual-spacing="false" fo:line-height="100%"/>
      <style:text-properties officeooo:paragraph-rsid="001e6c9e"/>
    </style:style>
    <style:style style:name="P18" style:family="paragraph" style:parent-style-name="Standard" style:list-style-name="L7">
      <style:paragraph-properties fo:margin-top="0cm" fo:margin-bottom="0cm" style:contextual-spacing="false" fo:line-height="100%"/>
      <style:text-properties officeooo:paragraph-rsid="001e6c9e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8978b" officeooo:paragraph-rsid="0018978b" style:font-size-asian="9pt" style:font-weight-asian="normal" style:font-name-complex="Arial-BoldMT1" style:font-size-complex="9pt" style:font-weight-complex="normal"/>
    </style:style>
    <style:style style:name="P20" style:family="paragraph" style:parent-style-name="Standard" style:list-style-name="L2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1e6c9e" style:font-size-asian="14pt" style:font-size-complex="14pt"/>
    </style:style>
    <style:style style:name="P21" style:family="paragraph" style:parent-style-name="Standard" style:list-style-name="L2">
      <style:paragraph-properties fo:margin-top="0cm" fo:margin-bottom="0cm" style:contextual-spacing="false" fo:line-height="100%"/>
      <style:text-properties fo:color="#000000" style:font-name="Liberation Serif" fo:font-size="14pt" officeooo:rsid="0027ce2d" officeooo:paragraph-rsid="001e6c9e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officeooo:rsid="0027ce2d" officeooo:paragraph-rsid="001e6c9e" style:font-size-asian="14pt" style:font-size-complex="14pt"/>
    </style:style>
    <style:style style:name="P23" style:family="paragraph" style:parent-style-name="Standard" style:list-style-name="L6">
      <style:paragraph-properties fo:margin-top="0cm" fo:margin-bottom="0cm" style:contextual-spacing="false" fo:line-height="100%"/>
      <style:text-properties fo:color="#000000" style:font-name="Liberation Serif" fo:font-size="14pt" officeooo:paragraph-rsid="001e6c9e" style:font-size-asian="14pt" style:font-size-complex="14pt"/>
    </style:style>
    <style:style style:name="P24" style:family="paragraph" style:parent-style-name="Standard" style:list-style-name="L6">
      <style:paragraph-properties fo:margin-top="0cm" fo:margin-bottom="0cm" style:contextual-spacing="false" fo:line-height="100%"/>
      <style:text-properties fo:color="#000000" style:font-name="Liberation Serif" fo:font-size="14pt" officeooo:rsid="003b599a" officeooo:paragraph-rsid="001e6c9e" style:font-size-asian="14pt" style:font-size-complex="14pt"/>
    </style:style>
    <style:style style:name="P25" style:family="paragraph" style:parent-style-name="Standard" style:list-style-name="L2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1d9706" officeooo:paragraph-rsid="001e6c9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1d9706" officeooo:paragraph-rsid="001e6c9e" style:font-size-asian="14pt" style:font-size-complex="14pt"/>
    </style:style>
    <style:style style:name="P27" style:family="paragraph" style:parent-style-name="Standard" style:list-style-name="L2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1e6c9e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1e6c9e" style:font-size-asian="14pt" style:font-size-complex="14pt"/>
    </style:style>
    <style:style style:name="P29" style:family="paragraph" style:parent-style-name="Standard" style:list-style-name="L3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1e6c9e" style:font-size-asian="14pt" style:font-size-complex="14pt"/>
    </style:style>
    <style:style style:name="P30" style:family="paragraph" style:parent-style-name="Standard" style:list-style-name="L4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1e6c9e" style:font-size-asian="14pt" style:font-size-complex="14pt"/>
    </style:style>
    <style:style style:name="P31" style:family="paragraph" style:parent-style-name="Standard" style:list-style-name="L7">
      <style:paragraph-properties fo:margin-top="0cm" fo:margin-bottom="0cm" style:contextual-spacing="false" fo:line-height="100%"/>
      <style:text-properties fo:color="#000000" style:font-name="Liberation Serif" fo:font-size="12pt" officeooo:rsid="0027ce2d" officeooo:paragraph-rsid="001e6c9e" style:font-size-asian="12pt" style:font-size-complex="12pt"/>
    </style:style>
    <style:style style:name="P32" style:family="paragraph" style:parent-style-name="Standard" style:list-style-name="L7">
      <style:paragraph-properties fo:margin-top="0cm" fo:margin-bottom="0cm" style:contextual-spacing="false" fo:line-height="100%"/>
      <style:text-properties fo:color="#000000" style:font-name="Liberation Serif" fo:font-size="12pt" style:text-underline-style="none" officeooo:rsid="001d9706" officeooo:paragraph-rsid="001e6c9e" style:font-size-asian="12pt" style:font-size-complex="12pt"/>
    </style:style>
    <style:style style:name="P33" style:family="paragraph" style:parent-style-name="Standard" style:list-style-name="L5">
      <style:paragraph-properties fo:margin-top="0cm" fo:margin-bottom="0cm" style:contextual-spacing="false" fo:line-height="100%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b599a" officeooo:paragraph-rsid="001e6c9e" style:font-size-asian="14pt" style:font-size-complex="14pt"/>
    </style:style>
    <style:style style:name="P34" style:family="paragraph" style:parent-style-name="Standard" style:list-style-name="L2">
      <style:paragraph-properties fo:margin-left="0cm" fo:margin-right="0cm" fo:margin-top="0cm" fo:margin-bottom="0cm" style:contextual-spacing="false" fo:line-height="100%" fo:text-indent="-0.635cm" style:auto-text-indent="false"/>
      <style:text-properties fo:color="#000000" style:font-name="Liberation Serif" fo:font-size="14pt" style:text-underline-style="none" officeooo:rsid="001d9706" officeooo:paragraph-rsid="001e6c9e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02295fb" officeooo:paragraph-rsid="001d2c2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MT" fo:font-size="9pt" officeooo:rsid="001e6c9e" officeooo:paragraph-rsid="001e6c9e" style:font-size-asian="9pt" style:font-name-complex="ArialMT1" style:font-size-complex="9pt"/>
    </style:style>
    <style:style style:name="P37" style:family="paragraph" style:parent-style-name="Standard" style:list-style-name="L1">
      <style:paragraph-properties fo:margin-left="1.251cm" fo:margin-right="0cm" fo:margin-top="0cm" fo:margin-bottom="0cm" style:contextual-spacing="false" fo:line-height="100%" fo:text-align="start" style:justify-single-word="false" fo:text-indent="-0.635cm" style:auto-text-indent="false"/>
      <style:text-properties officeooo:rsid="002295fb" officeooo:paragraph-rsid="001d2c2d"/>
    </style:style>
    <style:style style:name="P38" style:family="paragraph" style:parent-style-name="Standard" style:list-style-name="L1">
      <style:paragraph-properties fo:margin-left="1.251cm" fo:margin-right="0cm" fo:margin-top="0cm" fo:margin-bottom="0cm" style:contextual-spacing="false" fo:line-height="100%" fo:text-align="start" style:justify-single-word="false" fo:text-indent="-0.635cm" style:auto-text-indent="false"/>
      <style:text-properties officeooo:rsid="0023ec50" officeooo:paragraph-rsid="001d2c2d"/>
    </style:style>
    <style:style style:name="P39" style:family="paragraph" style:parent-style-name="Standard" style:list-style-name="L1">
      <style:paragraph-properties fo:margin-left="1.251cm" fo:margin-right="0cm" fo:margin-top="0cm" fo:margin-bottom="0cm" style:contextual-spacing="false" fo:line-height="100%" fo:text-align="start" style:justify-single-word="false" fo:text-indent="-0.635cm" style:auto-text-indent="false"/>
      <style:text-properties officeooo:rsid="0025e4aa" officeooo:paragraph-rsid="001d2c2d"/>
    </style:style>
    <style:style style:name="P40" style:family="paragraph" style:parent-style-name="Standard" style:list-style-name="L1">
      <style:paragraph-properties fo:margin-left="1.251cm" fo:margin-right="0cm" fo:margin-top="0cm" fo:margin-bottom="0cm" style:contextual-spacing="false" fo:line-height="100%" fo:text-align="start" style:justify-single-word="false" fo:text-indent="-0.635cm" style:auto-text-indent="false"/>
      <style:text-properties style:font-name="ArialMT" fo:font-size="9pt" officeooo:rsid="0025e4aa" officeooo:paragraph-rsid="001d2c2d" style:font-size-asian="9pt" style:font-name-complex="ArialMT1" style:font-size-complex="9pt"/>
    </style:style>
    <style:style style:name="T1" style:family="text">
      <style:text-properties officeooo:rsid="00160826"/>
    </style:style>
    <style:style style:name="T2" style:family="text">
      <style:text-properties style:font-name="Arial-BoldMT" fo:font-size="9pt" fo:font-weight="bold" style:font-size-asian="9pt" style:font-weight-asian="bold" style:font-name-complex="Arial-BoldMT1" style:font-size-complex="9pt" style:font-weight-complex="bold"/>
    </style:style>
    <style:style style:name="T3" style:family="text">
      <style:text-properties style:font-name="ArialMT" fo:font-size="9pt" style:font-size-asian="9pt" style:font-name-complex="ArialMT1" style:font-size-complex="9pt"/>
    </style:style>
    <style:style style:name="T4" style:family="text">
      <style:text-properties style:font-name="ArialMT" fo:font-size="9pt" officeooo:rsid="001d2c2d" style:font-size-asian="9pt" style:font-name-complex="ArialMT1" style:font-size-complex="9pt"/>
    </style:style>
    <style:style style:name="T5" style:family="text">
      <style:text-properties officeooo:rsid="001d4704"/>
    </style:style>
    <style:style style:name="T6" style:family="text">
      <style:text-properties officeooo:rsid="0023ec50"/>
    </style:style>
    <style:style style:name="T7" style:family="text">
      <style:text-properties officeooo:rsid="0025e4aa"/>
    </style:style>
    <style:style style:name="T8" style:family="text">
      <style:text-properties officeooo:rsid="001d2c2d"/>
    </style:style>
    <style:style style:name="T9" style:family="text">
      <style:text-properties officeooo:rsid="001e6c9e"/>
    </style:style>
    <style:style style:name="T10" style:family="text">
      <style:text-properties fo:color="#000000" style:font-name="Liberation Serif" fo:font-size="14pt" officeooo:rsid="001d9706" style:font-size-asian="14pt" style:font-size-complex="14pt"/>
    </style:style>
    <style:style style:name="T11" style:family="text">
      <style:text-properties fo:color="#000000" style:font-name="Liberation Serif" fo:font-size="14pt" officeooo:rsid="001d4704" style:font-size-asian="14pt" style:font-size-complex="14pt"/>
    </style:style>
    <style:style style:name="T12" style:family="text">
      <style:text-properties fo:color="#000000" style:font-name="Liberation Serif" fo:font-size="14pt" officeooo:rsid="00375cfb" style:font-size-asian="14pt" style:font-size-complex="14pt"/>
    </style:style>
    <style:style style:name="T13" style:family="text">
      <style:text-properties fo:color="#000000" style:font-name="Liberation Serif" fo:font-size="14pt" style:text-underline-style="none" officeooo:rsid="002893c1" style:font-size-asian="14pt" style:font-size-complex="14pt"/>
    </style:style>
    <style:style style:name="T14" style:family="text">
      <style:text-properties fo:color="#000000" style:font-name="Liberation Serif" fo:font-size="14pt" style:text-underline-style="none" officeooo:rsid="002abde4" style:font-size-asian="14pt" style:font-size-complex="14pt"/>
    </style:style>
    <style:style style:name="T15" style:family="text">
      <style:text-properties fo:color="#000000" style:font-name="Liberation Serif" fo:font-size="14pt" style:text-underline-style="none" officeooo:rsid="0034ef3a" style:font-size-asian="14pt" style:font-size-complex="14pt"/>
    </style:style>
    <style:style style:name="T16" style:family="text">
      <style:text-properties officeooo:rsid="00375cfb"/>
    </style:style>
    <style:style style:name="T17" style:family="text">
      <style:text-properties style:font-name-complex="ArialMT1"/>
    </style:style>
    <style:style style:name="T18" style:family="text">
      <style:text-properties officeooo:rsid="00375cfb" style:font-name-complex="ArialMT1"/>
    </style:style>
    <style:style style:name="T19" style:family="text">
      <style:text-properties fo:font-variant="normal" fo:text-transform="none" fo:font-size="14pt" fo:letter-spacing="normal" fo:font-style="normal" style:text-underline-style="none" fo:font-weight="normal" officeooo:rsid="002893c1" style:font-size-asian="14pt" style:font-style-asian="normal" style:font-name-complex="ArialMT1" style:font-size-complex="14pt" style:font-style-complex="normal" fo:padding="0cm" fo:border="none"/>
    </style:style>
    <style:style style:name="T20" style:family="text">
      <style:text-properties fo:font-variant="normal" fo:text-transform="none" fo:font-size="14pt" fo:letter-spacing="normal" fo:font-style="normal" style:text-underline-style="none" fo:font-weight="normal" officeooo:rsid="003eb2ad" style:font-size-asian="14pt" style:font-style-asian="normal" style:font-name-complex="ArialMT1" style:font-size-complex="14pt" style:font-style-complex="normal" fo:padding="0cm" fo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2893c1" style:font-size-asian="14pt" style:font-style-asian="normal" style:font-size-complex="14pt" style:font-style-complex="normal" fo:padding="0cm" fo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3b599a" style:font-size-asian="14pt" style:font-style-asian="normal" style:font-size-complex="14pt" style:font-style-complex="normal" fo:padding="0cm" fo:border="none"/>
    </style:style>
    <style:style style:name="T23" style:family="text">
      <style:text-properties fo:font-variant="normal" fo:text-transform="none" fo:font-size="14pt" fo:letter-spacing="normal" fo:font-style="normal" fo:font-weight="normal" style:font-size-asian="14pt" style:font-style-asian="normal" style:font-size-complex="14pt" style:font-style-complex="normal" fo:padding="0cm" fo:border="none"/>
    </style:style>
    <style:style style:name="T24" style:family="text">
      <style:text-properties fo:font-variant="normal" fo:text-transform="none" fo:letter-spacing="normal" fo:font-style="normal" style:text-underline-style="none" fo:font-weight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2893c1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3d29a0"/>
    </style:style>
    <style:style style:name="T27" style:family="text">
      <style:text-properties fo:font-variant="normal" fo:text-transform="none" fo:letter-spacing="normal" fo:font-style="normal" style:text-underline-style="none" fo:font-weight="normal" officeooo:rsid="001d9706"/>
    </style:style>
    <style:style style:name="T28" style:family="text">
      <style:text-properties fo:font-variant="normal" fo:text-transform="none" fo:letter-spacing="normal" fo:font-style="normal" style:text-underline-style="none" fo:font-weight="normal" officeooo:rsid="003eb2ad"/>
    </style:style>
    <style:style style:name="T2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d9706" style:text-blinking="false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893c1" style:font-size-asian="14pt" style:font-size-complex="14pt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d9706" style:font-size-asian="14pt" style:font-size-complex="14pt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d29a0" style:font-size-asian="14pt" style:font-size-complex="14pt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893c1" style:font-size-asian="14pt" style:font-style-asian="normal" style:font-size-complex="14pt" style:font-style-complex="normal" fo:padding="0cm" fo:border="none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d29a0" style:font-size-asian="14pt" style:font-style-asian="normal" style:font-size-complex="14pt" style:font-style-complex="normal" fo:padding="0cm" fo:border="none"/>
    </style:style>
    <style:style style:name="T35" style:family="text">
      <style:text-properties officeooo:rsid="0034ef3a"/>
    </style:style>
    <style:style style:name="T36" style:family="text">
      <style:text-properties officeooo:rsid="0028dc87"/>
    </style:style>
    <style:style style:name="T37" style:family="text">
      <style:text-properties officeooo:rsid="002893c1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e6c9e"/>
    </style:style>
    <style:style style:name="T40" style:family="text">
      <style:text-properties style:text-underline-style="none" officeooo:rsid="0034ef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Lección 2 Alternativa</text:span></text:p>
      <text:p text:style-name="Standard"/>
      <text:p text:style-name="P1">Nombre:</text:p>
      <text:p text:style-name="P1">Paralelo:</text:p>
      <text:p text:style-name="P1">Fecha: </text:p>
      <text:p text:style-name="P1"/>
      <text:p text:style-name="P3"/>
      <text:p text:style-name="P2">1) Complete la función y sintaxis de los siguientes comandos:</text:p>
      <text:p text:style-name="P2"/>
      <text:p text:style-name="P4"><text:span text:style-name="T2">Comando: </text:span><text:span text:style-name="T3">RENAME</text:span></text:p>
      <text:p text:style-name="P8">Función: </text:p>
      <text:p text:style-name="P6">Sintaxis: </text:p>
      <text:p text:style-name="P6"/>
      <text:p text:style-name="P6"/>
      <text:p text:style-name="P10"><text:span text:style-name="T3"/></text:p>
      <text:p text:style-name="P7"/>
      <text:p text:style-name="P9">2) Complete el nombre del comando por función dada las siguientes funciones:</text:p>
      <text:p text:style-name="P9"/>
      <text:p text:style-name="P7"/>
      <text:p text:style-name="P5"/>
      <text:p text:style-name="P5"><text:span text:style-name="T2">Comando</text:span><text:span text:style-name="T3">: </text:span></text:p>
      <text:p text:style-name="P13"><text:span text:style-name="T2">Función</text:span><text:span text:style-name="T3">: Muestra la etiqueta y el número de serie que se le es asignado al disco o disquete, si están especificados. Este número de serie no es modificable porque el sistema tiene que identificar de forma única el disco o disquete.</text:span></text:p>
      <text:p text:style-name="P13"/>
      <text:p text:style-name="P13"><text:span text:style-name="T3"/></text:p>
      <text:p text:style-name="P13"><text:span text:style-name="T4">3) </text:span><text:span text:style-name="T5">¿Escoja los elementos de una política de seguridad?</text:span></text:p>
      <text:p text:style-name="P13"/>
      <text:list xml:id="list4074980850539689324" text:style-name="L1">
        <text:list-header>
          <text:p text:style-name="P11"/>
          <text:list>
            <text:list-item>
              <text:p text:style-name="P12">( <text:s/>) <text:s/>Mantener el equipo en buen estado. </text:p>
            </text:list-item>
            <text:list-item>
              <text:p text:style-name="P12">( <text:s/>) <text:s/>Responsabilidad por cada uno de los servicios aplicados a la organización.</text:p>
            </text:list-item>
            <text:list-item>
              <text:p text:style-name="P12">( <text:s/>) <text:s/>La empresa que lo promueve debe contar con un equipo de soporte técnico.</text:p>
            </text:list-item>
            <text:list-item>
              <text:p text:style-name="P12">( <text:s/>) <text:s/>Debe contar con distintos métodos de verficacion de códigos.</text:p>
            </text:list-item>
            <text:list-item>
              <text:p text:style-name="P12">( <text:s/>) <text:s/><text:span text:style-name="T6">Definición</text:span> de sanciones de no cumplimiento.</text:p>
              <text:p text:style-name="P12"/>
            </text:list-item>
          </text:list>
        </text:list-header>
      </text:list>
      <text:p text:style-name="P13"/>
      <text:p text:style-name="P13"><text:span text:style-name="T8">4) ¿Escoja los parámetros de una política de seguridad?</text:span></text:p>
      <text:list xml:id="list94719772535407" text:continue-numbering="true" text:style-name="L1">
        <text:list-header>
          <text:p text:style-name="P12"/>
        </text:list-header>
      </text:list>
      <text:p text:style-name="P35"/>
      <text:list xml:id="list94720769585752" text:continue-numbering="true" text:style-name="L1">
        <text:list-item>
          <text:list>
            <text:list-header>
              <text:p text:style-name="P37"><text:span text:style-name="T8">1. <text:s/></text:span>( <text:s/>) <text:s/><text:span text:style-name="T6">Reunirse con los departamentos, dueños de los recursos para establecer alcance y definir las violaciones a las políticas.</text:span></text:p>
              <text:p text:style-name="P38"><text:span text:style-name="T8">2. <text:s/></text:span>( <text:s/>) <text:s/>Debe permitir la <text:span text:style-name="T7">creación</text:span> de discos de emergencia.</text:p>
              <text:p text:style-name="P39"><text:span text:style-name="T8">3. <text:s/></text:span>( <text:s/>) <text:s text:c="2"/>Debe tener la posibilidad de chequear el arranque y los posibles cambios en el </text:p>
              <text:p text:style-name="P39"><text:span text:style-name="T8"><text:s/></text:span>registro de aplicaciones.</text:p>
              <text:p text:style-name="P39"><text:span text:style-name="T8">4. <text:s/></text:span>( <text:s/>) <text:s/>Debe actuar sobre la capa de aplicacion.</text:p>
              <text:p text:style-name="P40"><text:span text:style-name="T8">5. <text:s/></text:span>( <text:s/>) <text:s/>Identificar quien tiene la autoridad para tomar decisiones en cada departamento.</text:p>
            </text:list-header>
          </text:list>
        </text:list-item>
      </text:list>
      <text:p text:style-name="P36">5) <text:span text:style-name="T11">¿</text:span><text:span text:style-name="T10">Escoja </text:span><text:span text:style-name="T12">los cortafuegos que han ocurrido en la historia</text:span><text:span text:style-name="T10">?</text:span></text:p>
      <text:list xml:id="list9187784420757396458" text:style-name="L2">
        <text:list-header>
          <text:p text:style-name="P20"/>
          <text:list>
            <text:list-item>
              <text:p text:style-name="P21">( <text:s/>) <text:s/><text:span text:style-name="T16">CORTAFUEGOS DE RESTRICCION</text:span></text:p>
            </text:list-item>
            <text:list-item>
              <text:p text:style-name="P21">( <text:s/>) <text:s/><text:span text:style-name="T16">CORTAFUEGOS DE BLOQUEO</text:span></text:p>
            </text:list-item>
            <text:list-item>
              <text:p text:style-name="P21">( <text:s/>) <text:s/><text:span text:style-name="T16">CORTAFUEGOS DE ESTADO</text:span></text:p>
            </text:list-item>
            <text:list-item>
              <text:p text:style-name="P21">( <text:s/>) <text:s/><text:span text:style-name="T16">CORTAFUEGOS <text:s/>FISICO</text:span></text:p>
            </text:list-item>
            <text:list-item>
              <text:p text:style-name="P21"><text:span text:style-name="T17">( <text:s/>) <text:s/></text:span><text:span text:style-name="T18">CORTAFUEGOS DE APLICACIÓN</text:span></text:p>
            </text:list-item>
          </text:list>
        </text:list-header>
      </text:list>
      <text:p text:style-name="P22"/>
      <text:list xml:id="list94721419304627" text:continue-numbering="true" text:style-name="L2">
        <text:list-header>
          <text:p text:style-name="P20"/>
          <text:p text:style-name="P20"><text:soft-page-break/><text:span text:style-name="T39">6. <text:s/>¿Cual de las siguientes teclas de acceso rápido, Alternar foco a la siguiente pestaña</text:span><text:span text:style-name="T38">?</text:span></text:p>
          <text:p text:style-name="P20"><text:span text:style-name="T38"/></text:p>
        </text:list-header>
      </text:list>
      <text:list xml:id="list2916828684223519832" text:style-name="L3">
        <text:list-item>
          <text:p text:style-name="P15"><text:span text:style-name="T13">( <text:s/>) <text:s/></text:span><text:span text:style-name="T15">Ctrl + F4</text:span></text:p>
        </text:list-item>
        <text:list-item>
          <text:p text:style-name="P29">( <text:s/>) <text:s/><text:span text:style-name="T35">Ctrl + Tab</text:span></text:p>
        </text:list-item>
        <text:list-item>
          <text:p text:style-name="P29">( <text:s/>) <text:s/><text:span text:style-name="T36">Win + M</text:span></text:p>
        </text:list-item>
        <text:list-item>
          <text:p text:style-name="P29">( <text:s/>) <text:s/><text:span text:style-name="T35">Ctrl + Esc</text:span></text:p>
        </text:list-item>
        <text:list-item>
          <text:p text:style-name="P29">( <text:s/>) <text:s/><text:span text:style-name="T35">Ctrl + T</text:span>.</text:p>
        </text:list-item>
      </text:list>
      <text:list xml:id="list94721359829053" text:continue-list="list94721419304627" text:style-name="L2">
        <text:list-item>
          <text:list>
            <text:list-header>
              <text:p text:style-name="P27"/>
            </text:list-header>
          </text:list>
        </text:list-item>
      </text:list>
      <text:p text:style-name="P26"><text:span text:style-name="T9">7. ¿Cual de las siguientes teclas de acceso rápido, Maximizar ventana activa<text:tab/></text:span>?</text:p>
      <text:list xml:id="list94720650303339" text:continue-numbering="true" text:style-name="L2">
        <text:list-header>
          <text:p text:style-name="P25"/>
        </text:list-header>
      </text:list>
      <text:list xml:id="list888962174719719849" text:style-name="L4">
        <text:list-item>
          <text:list>
            <text:list-item>
              <text:p text:style-name="P14"><text:span text:style-name="T13">( <text:s/>) <text:s/></text:span><text:span text:style-name="T14">Ctrl + Tab</text:span></text:p>
            </text:list-item>
            <text:list-item>
              <text:p text:style-name="P30">( <text:s/>) <text:s/><text:span text:style-name="T35">Alt + espacio + X</text:span></text:p>
            </text:list-item>
            <text:list-item>
              <text:p text:style-name="P30">( <text:s/>) <text:s/><text:span text:style-name="T35">Alt + espacio + S</text:span></text:p>
            </text:list-item>
            <text:list-item>
              <text:p text:style-name="P30">( <text:s/>) <text:s/><text:span text:style-name="T35">Win + Mayusc + M</text:span></text:p>
            </text:list-item>
            <text:list-item>
              <text:p text:style-name="P30">( <text:s/>) <text:s/><text:span text:style-name="T35">Win + D</text:span></text:p>
            </text:list-item>
          </text:list>
        </text:list-item>
      </text:list>
      <text:p text:style-name="P28"/>
      <text:list xml:id="list94720152846669" text:continue-list="list94720650303339" text:style-name="L2">
        <text:list-header>
          <text:p text:style-name="P34"><text:span text:style-name="T9">8. ¿Para que sirve el scandisk</text:span>?</text:p>
        </text:list-header>
      </text:list>
      <text:list xml:id="list2163026221921448481" text:style-name="L5">
        <text:list-item>
          <text:list>
            <text:list-item>
              <text:p text:style-name="P16"><text:span text:style-name="T30">( <text:s/>) <text:s/>P</text:span><text:span text:style-name="T31">ara saber si hay errores físicos o lógicos en el disco duro que podría eventualmente causar algún problema en la ejecución de Windows</text:span></text:p>
            </text:list-item>
            <text:list-item>
              <text:p text:style-name="P33"><text:span text:style-name="T37">( <text:s/>) <text:s/></text:span>Para saber si el computador esta afectado por un virus, y si lo tiene lo repara.</text:p>
            </text:list-item>
            <text:list-item>
              <text:p text:style-name="P33"><text:span text:style-name="T37">( <text:s/>) <text:s/></text:span>Para limpiar espacio dentro del computador.</text:p>
            </text:list-item>
          </text:list>
        </text:list-item>
      </text:list>
      <text:list xml:id="list94720005192382" text:continue-list="list94720152846669" text:style-name="L2">
        <text:list-header>
          <text:p text:style-name="P34"><text:span text:style-name="T9">9. ¿Para que sirve el punto de restauracion</text:span>?</text:p>
        </text:list-header>
      </text:list>
      <text:list xml:id="list3427414319469680221" text:style-name="L6">
        <text:list-item>
          <text:list>
            <text:list-item>
              <text:p text:style-name="P17"><text:span text:style-name="T30">( <text:s/>) <text:s/></text:span><text:span text:style-name="T32">En el caso que no recuerde el password de inicio de sesion, el punto de restauracion me permite entrar.</text:span></text:p>
            </text:list-item>
            <text:list-item>
              <text:p text:style-name="P23"><text:span text:style-name="T25">( <text:s/>) <text:s/></text:span><text:span text:style-name="T26">Si se roban el disco duro, a traves de punto de restauracion, se puede recuperar la información.</text:span></text:p>
            </text:list-item>
            <text:list-item>
              <text:p text:style-name="P24"><text:span text:style-name="T25">( <text:s/>) <text:s/></text:span><text:span text:style-name="T24">E</text:span><text:span text:style-name="T27">s una </text:span><text:span text:style-name="T29">copia de seguridad </text:span><text:span text:style-name="T27">de la información contenida en un computador y que se clasifica con una fecha y hora específica.</text:span></text:p>
            </text:list-item>
            <text:list-item>
              <text:p text:style-name="P24"><text:span text:style-name="T25">( <text:s/>) <text:s/></text:span><text:span text:style-name="T28">Se usa para escanear el disco, y si hay problemas, lo restaura.</text:span></text:p>
            </text:list-item>
          </text:list>
        </text:list-item>
      </text:list>
      <text:list xml:id="list94720774181193" text:continue-list="list94720005192382" text:style-name="L2">
        <text:list-header>
          <text:p text:style-name="P34"><text:span text:style-name="T9">10. ¿Para que sirve el defragmentador de disco</text:span>?</text:p>
        </text:list-header>
      </text:list>
      <text:list xml:id="list2521943566003556180" text:style-name="L7">
        <text:list-item>
          <text:list>
            <text:list-item>
              <text:p text:style-name="P18"><text:span text:style-name="Emphasis"><text:span text:style-name="T33">( <text:s/>) <text:s/></text:span></text:span><text:span text:style-name="Emphasis"><text:span text:style-name="T34">Para analizar el disco, y en el caso que encuentre un virus, lo borra.</text:span></text:span></text:p>
            </text:list-item>
            <text:list-item>
              <text:p text:style-name="P32"><text:span text:style-name="Emphasis"><text:span text:style-name="T21">( <text:s/>) <text:s/></text:span></text:span><text:span text:style-name="Emphasis"><text:span text:style-name="T22">Para limpiar espacio dentro del computador.</text:span></text:span></text:p>
            </text:list-item>
            <text:list-item>
              <text:p text:style-name="P32"><text:span text:style-name="Emphasis"><text:span text:style-name="T21">( <text:s/>) <text:s/></text:span></text:span><text:span text:style-name="Emphasis"><text:span text:style-name="T22">S</text:span></text:span><text:span text:style-name="Emphasis"><text:span text:style-name="T23">e usa generalmente para agilizar el acceso a los datos.</text:span></text:span></text:p>
            </text:list-item>
            <text:list-item>
              <text:p text:style-name="P31"><text:span text:style-name="Emphasis"><text:span text:style-name="T19">( <text:s/>) <text:s/></text:span></text:span><text:span text:style-name="Emphasis"><text:span text:style-name="T20">Se usa para dividir el disco en pequeños elementos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9:37:14.254188940</meta:creation-date>
    <dc:date>2015-06-24T09:47:19.262565745</dc:date>
    <meta:editing-duration>PT10M58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56" meta:word-count="570" meta:character-count="2962" meta:non-whitespace-character-count="2387"/>
  </office:meta>
</office:document-meta>
</file>